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EJBControlImpl.releaseBeanInstance( boolean alreadyRemo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EJBControlImpl.resolveBeanInsta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tityEJBControlImpl.isMultiSelectorMethod( Method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EJBControlImpl.on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EJBControlImpl.invoke( Method m , Object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ntityEJBControlImpl.getEJBNextBean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EJBControlImpl.saveBeanInst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ityEJBControlImpl.on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